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system" style:font-pitch="variable"/>
  </office:font-face-decls>
  <office:automatic-styles>
    <style:style style:name="Tabla1" style:family="table">
      <style:table-properties style:width="14.982cm" fo:margin-left="0.009cm" fo:margin-top="0cm" fo:margin-bottom="0cm" table:align="left" style:writing-mode="lr-tb"/>
    </style:style>
    <style:style style:name="Tabla1.A" style:family="table-column">
      <style:table-column-properties style:column-width="5.853cm"/>
    </style:style>
    <style:style style:name="Tabla1.B" style:family="table-column">
      <style:table-column-properties style:column-width="1.658cm"/>
    </style:style>
    <style:style style:name="Tabla1.C" style:family="table-column">
      <style:table-column-properties style:column-width="5.694cm"/>
    </style:style>
    <style:style style:name="Tabla1.D" style:family="table-column">
      <style:table-column-properties style:column-width="1.776cm"/>
    </style:style>
    <style:style style:name="Tabla1.1" style:family="table-row">
      <style:table-row-properties fo:keep-together="auto"/>
    </style:style>
    <style:style style:name="Tabla1.A1" style:family="table-cell">
      <style:table-cell-properties fo:background-color="transparent" fo:padding-left="0.191cm" fo:padding-right="0.191cm" fo:padding-top="0cm" fo:padding-bottom="0cm" fo:border="0.5pt solid #000000">
        <style:background-image/>
      </style:table-cell-properties>
    </style:style>
    <style:style style:name="Tabla1.3" style:family="table-row">
      <style:table-row-properties style:min-row-height="9.035cm" fo:keep-together="auto"/>
    </style:style>
    <style:style style:name="P1" style:family="paragraph" style:parent-style-name="List_20_Paragraph" style:list-style-name="WWNum3"/>
    <style:style style:name="P2" style:family="paragraph" style:parent-style-name="List_20_Paragraph" style:list-style-name="WWNum3">
      <style:text-properties officeooo:paragraph-rsid="001d70d1"/>
    </style:style>
    <style:style style:name="P3" style:family="paragraph" style:parent-style-name="List_20_Paragraph">
      <style:text-properties fo:font-size="12pt" style:font-size-asian="12pt" style:font-size-complex="12pt" style:font-weight-complex="bold"/>
    </style:style>
    <style:style style:name="P4" style:family="paragraph" style:parent-style-name="List_20_Paragraph" style:list-style-name="WWNum5"/>
    <style:style style:name="P5" style:family="paragraph" style:parent-style-name="List_20_Paragraph" style:list-style-name="WWNum4"/>
    <style:style style:name="P6" style:family="paragraph" style:parent-style-name="List_20_Paragraph" style:list-style-name="WWNum1">
      <style:paragraph-properties fo:margin-top="0cm" fo:margin-bottom="0cm" style:contextual-spacing="true" fo:line-height="100%" fo:orphans="0" fo:widows="0"/>
    </style:style>
    <style:style style:name="P7" style:family="paragraph" style:parent-style-name="List_20_Paragraph">
      <style:paragraph-properties fo:margin-top="0cm" fo:margin-bottom="0cm" style:contextual-spacing="true" fo:line-height="100%" fo:orphans="0" fo:widows="0"/>
    </style:style>
    <style:style style:name="P8" style:family="paragraph" style:parent-style-name="List_20_Paragraph" style:list-style-name="WWNum1">
      <style:paragraph-properties fo:orphans="0" fo:widows="0"/>
    </style:style>
    <style:style style:name="P9" style:family="paragraph" style:parent-style-name="List_20_Paragraph">
      <style:paragraph-properties fo:orphans="0" fo:widows="0"/>
    </style:style>
    <style:style style:name="P10" style:family="paragraph" style:parent-style-name="List_20_Paragraph" style:list-style-name="WWNum2">
      <style:paragraph-properties fo:orphans="0" fo:widows="0"/>
    </style:style>
    <style:style style:name="P11" style:family="paragraph" style:parent-style-name="Standard">
      <style:text-properties fo:font-size="12pt" style:font-size-asian="12pt" style:font-size-complex="12pt" style:font-weight-complex="bold"/>
    </style:style>
    <style:style style:name="P12" style:family="paragraph" style:parent-style-name="Standard">
      <style:text-properties fo:font-size="12pt" officeooo:rsid="00197292" officeooo:paragraph-rsid="00197292" style:font-size-asian="12pt" style:font-size-complex="12pt" style:font-weight-complex="bold"/>
    </style:style>
    <style:style style:name="P13" style:family="paragraph" style:parent-style-name="Standard">
      <style:text-properties fo:font-size="12pt" officeooo:rsid="00199d77" officeooo:paragraph-rsid="00199d77" style:font-size-asian="12pt" style:font-size-complex="12pt" style:font-weight-complex="bold"/>
    </style:style>
    <style:style style:name="P14" style:family="paragraph" style:parent-style-name="Standard">
      <style:text-properties fo:font-size="12pt" officeooo:rsid="001cb713" officeooo:paragraph-rsid="001cb713" style:font-size-asian="12pt" style:font-size-complex="12pt" style:font-weight-complex="bold"/>
    </style:style>
    <style:style style:name="P15" style:family="paragraph" style:parent-style-name="Standard">
      <style:paragraph-properties fo:text-align="center" style:justify-single-word="false" fo:orphans="0" fo:widows="0"/>
    </style:style>
    <style:style style:name="P16" style:family="paragraph" style:parent-style-name="Standard">
      <style:paragraph-properties fo:orphans="0" fo:widows="0"/>
    </style:style>
    <style:style style:name="P17" style:family="paragraph" style:parent-style-name="Standard">
      <style:paragraph-properties fo:margin-left="0cm" fo:margin-right="0cm" fo:text-indent="1.249cm" style:auto-text-indent="false"/>
    </style:style>
    <style:style style:name="P18" style:family="paragraph" style:parent-style-name="Standard">
      <style:paragraph-properties fo:margin-left="1.249cm" fo:margin-right="0cm" fo:text-indent="0cm" style:auto-text-indent="false"/>
    </style:style>
    <style:style style:name="P19" style:family="paragraph" style:parent-style-name="Standard">
      <style:text-properties fo:color="#000000" loext:opacity="100%" fo:font-size="12pt" officeooo:rsid="0012746b" officeooo:paragraph-rsid="001323c9" style:font-size-asian="12pt" style:font-size-complex="12pt" style:font-weight-complex="bold"/>
    </style:style>
    <style:style style:name="P20" style:family="paragraph" style:parent-style-name="Standard">
      <style:text-properties fo:color="#000000" loext:opacity="100%" fo:font-size="12pt" officeooo:rsid="0014a176" officeooo:paragraph-rsid="0014a176" style:font-size-asian="12pt" style:font-size-complex="12pt" style:font-weight-complex="bold"/>
    </style:style>
    <style:style style:name="P21" style:family="paragraph" style:parent-style-name="Standard">
      <style:paragraph-properties fo:margin-left="1.249cm" fo:margin-right="0cm" fo:text-indent="0cm" style:auto-text-indent="false"/>
      <style:text-properties officeooo:rsid="001827f4" officeooo:paragraph-rsid="001827f4"/>
    </style:style>
    <style:style style:name="P22" style:family="paragraph" style:parent-style-name="Standard">
      <style:paragraph-properties fo:margin-left="1.249cm" fo:margin-right="0cm" fo:text-indent="0cm" style:auto-text-indent="false"/>
      <style:text-properties officeooo:paragraph-rsid="001827f4"/>
    </style:style>
    <style:style style:name="T1" style:family="text">
      <style:text-properties fo:font-size="14pt" fo:font-weight="bold" style:font-size-asian="14pt" style:font-weight-asian="bold" style:font-size-complex="14pt"/>
    </style:style>
    <style:style style:name="T2" style:family="text">
      <style:text-properties fo:font-size="14pt" fo:font-style="italic" fo:font-weight="bold" style:font-size-asian="14pt" style:font-style-asian="italic" style:font-weight-asian="bold" style:font-size-complex="14pt" style:font-style-complex="italic"/>
    </style:style>
    <style:style style:name="T3" style:family="text">
      <style:text-properties fo:font-size="12pt" style:font-size-asian="12pt" style:font-size-complex="12pt" style:font-weight-complex="bold"/>
    </style:style>
    <style:style style:name="T4" style:family="text">
      <style:text-properties officeooo:rsid="001323c9"/>
    </style:style>
    <style:style style:name="T5" style:family="text">
      <style:text-properties officeooo:rsid="0014a176"/>
    </style:style>
    <style:style style:name="T6" style:family="text">
      <style:text-properties officeooo:rsid="0014d7f6"/>
    </style:style>
    <style:style style:name="T7" style:family="text">
      <style:text-properties officeooo:rsid="0017c003"/>
    </style:style>
    <style:style style:name="T8" style:family="text">
      <style:text-properties officeooo:rsid="001827f4"/>
    </style:style>
    <style:style style:name="T9" style:family="text">
      <style:text-properties officeooo:rsid="00199d77"/>
    </style:style>
    <style:style style:name="T10" style:family="text">
      <style:text-properties officeooo:rsid="001acfa1"/>
    </style:style>
    <style:style style:name="T11" style:family="text">
      <style:text-properties officeooo:rsid="001d70d1"/>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TAXATION. ECONOMIC AND FINANCIAL ANALYSIS. FINANCING. COMMERCIAL DOCUMENTS</text:span></text:p>
      <text:list xml:id="list2146205484" text:style-name="WWNum3">
        <text:list-item>
          <text:p text:style-name="P1"><text:span text:style-name="T2">Taxation</text:span></text:p>
        </text:list-item>
      </text:list>
      <text:p text:style-name="P3"/>
      <text:list xml:id="list877818390" text:style-name="WWNum5">
        <text:list-item>
          <text:p text:style-name="P4"><text:span text:style-name="T3">Indicate, from a tax point of view, which direct taxes affect your company and how you pay for them. Justify your answer.</text:span></text:p>
        </text:list-item>
      </text:list>
      <text:p text:style-name="P19">From a tax point of view, the direct tax that affect our company is the corporat<text:span text:style-name="T4">e</text:span> tax. <text:span text:style-name="T4">It is direct because it affects directly on the income of the company. We have to pay it because we are an entity with tax residence in Spain. We have to pay a tax rate of 15% in the first year making profit and the next, then </text:span><text:span text:style-name="T5">we have to pay a 25%.</text:span></text:p>
      <text:p text:style-name="P20">Another direct tax that could affect us is the economic activities tax. We will have to pay this tax in case of obtaining a net annual turnover equal to or greater than 1,000,000 euros.</text:p>
      <text:p text:style-name="P11"/>
      <text:list xml:id="list204802847493004" text:continue-numbering="true" text:style-name="WWNum5">
        <text:list-item>
          <text:p text:style-name="P4"><text:span text:style-name="T3">Indicate the VAT regime that applies to your company. Justify your answer.</text:span></text:p>
        </text:list-item>
      </text:list>
      <text:p text:style-name="P11"><text:s/>As a company that provides a service and receives payment from the state, <text:span text:style-name="T6">the VAT regime that is applied to our company is the general VAT of 21%</text:span></text:p>
      <text:list xml:id="list204801796011522" text:continue-list="list2146205484" text:style-name="WWNum3">
        <text:list-item>
          <text:p text:style-name="P1"><text:span text:style-name="T2">Economic financial analysis</text:span></text:p>
        </text:list-item>
      </text:list>
      <text:p text:style-name="P3"/>
      <text:list xml:id="list3308925915" text:style-name="WWNum4">
        <text:list-item>
          <text:p text:style-name="P5"><text:span text:style-name="T3">Prepare the balance sheet of your company (Assets, Equity and Liabilities), according to the balance sheet template of the General Accounting Plan</text:span></text:p>
        </text:list-item>
      </text:list>
      <text:p text:style-name="Standard"><text:span text:style-name="T3">TOTAL ASSETS (A + B) TOTAL EQUITY AND LIABILITIES (A + B + C)</text:span></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2" office:value-type="string">
            <text:p text:style-name="P15">Assets</text:p>
          </table:table-cell>
          <table:covered-table-cell/>
          <table:table-cell table:style-name="Tabla1.A1" table:number-columns-spanned="2" office:value-type="string">
            <text:p text:style-name="P15">Equity and liabilities</text:p>
          </table:table-cell>
          <table:covered-table-cell/>
        </table:table-row>
        <table:table-row table:style-name="Tabla1.1">
          <table:table-cell table:style-name="Tabla1.A1" office:value-type="string">
            <text:p text:style-name="P16">TOTAL ASSETS (<text:span text:style-name="T7">220,000</text:span>+<text:span text:style-name="T7">100,000</text:span>)</text:p>
          </table:table-cell>
          <table:table-cell table:style-name="Tabla1.A1" office:value-type="string">
            <text:p text:style-name="P16"/>
          </table:table-cell>
          <table:table-cell table:style-name="Tabla1.A1" office:value-type="string">
            <text:p text:style-name="P16">TOTAL EQUITY AND LIABILITIES (<text:span text:style-name="T8">40,000</text:span>+<text:span text:style-name="T8">70,000</text:span>+<text:span text:style-name="T8">20,000</text:span>)</text:p>
          </table:table-cell>
          <table:table-cell table:style-name="Tabla1.A1" office:value-type="string">
            <text:p text:style-name="P16"/>
          </table:table-cell>
        </table:table-row>
        <table:table-row table:style-name="Tabla1.3">
          <table:table-cell table:style-name="Tabla1.A1" office:value-type="string">
            <text:list xml:id="list3426593128" text:style-name="WWNum1">
              <text:list-item>
                <text:p text:style-name="P6">NON-CURRENT ASSETS</text:p>
              </text:list-item>
            </text:list>
            <text:p text:style-name="P7"/>
            <text:p text:style-name="P16">I. <text:s text:c="3"/>Software and technology – <text:span text:style-name="T7">20,000 €</text:span></text:p>
            <text:p text:style-name="P16">II. Property, Plant and Equipment – 200,000 <text:span text:style-name="T7">€</text:span></text:p>
            <text:p text:style-name="P16"/>
            <text:p text:style-name="P16"/>
            <text:list xml:id="list204803068177839" text:continue-numbering="true" text:style-name="WWNum1">
              <text:list-item>
                <text:p text:style-name="P8"><text:soft-page-break/>CURRENT ASSETS <text:s text:c="4"/></text:p>
              </text:list-item>
            </text:list>
            <text:p text:style-name="P9"><text:s/></text:p>
            <text:list xml:id="list2835574987" text:style-name="WWNum2">
              <text:list-item>
                <text:p text:style-name="P10">Inventory – 30,000 <text:span text:style-name="T7">€</text:span></text:p>
              </text:list-item>
              <text:list-item>
                <text:p text:style-name="P10">Accounts Receivable – 20,000 <text:span text:style-name="T7">€</text:span></text:p>
              </text:list-item>
              <text:list-item>
                <text:p text:style-name="P10">Cash – 50,000 <text:span text:style-name="T7">€</text:span></text:p>
              </text:list-item>
            </text:list>
          </table:table-cell>
          <table:table-cell table:style-name="Tabla1.A1" office:value-type="string">
            <text:p text:style-name="P16"/>
          </table:table-cell>
          <table:table-cell table:style-name="Tabla1.A1" office:value-type="string">
            <text:p text:style-name="P16">A. EQUITY (NET)</text:p>
            <text:p text:style-name="P16">1. <text:span text:style-name="T7">Reserves – 30,000 €</text:span></text:p>
            <text:p text:style-name="P16">I. <text:span text:style-name="T7">Share capital – 10,000 €</text:span></text:p>
            <text:p text:style-name="P16">B. NON CURRENT LIABILITIES</text:p>
            <text:p text:style-name="P16">Long-term Loan - 50,000 <text:span text:style-name="T8">€</text:span></text:p>
            <text:p text:style-name="P16">Bonds – 20,000 <text:span text:style-name="T8">€</text:span></text:p>
            <text:p text:style-name="P16"><text:soft-page-break/>C. CURRENT LIABILITIES</text:p>
            <text:p text:style-name="P16">Accounts Payable -15,000 <text:span text:style-name="T7">€</text:span></text:p>
            <text:p text:style-name="P16">Salaries Payable -5,000 <text:span text:style-name="T7">€</text:span></text:p>
            <text:p text:style-name="P16"/>
          </table:table-cell>
          <table:table-cell table:style-name="Tabla1.A1" office:value-type="string">
            <text:p text:style-name="P16"/>
          </table:table-cell>
        </table:table-row>
      </table:table>
      <text:list xml:id="list204801699210271" text:continue-list="list3308925915" text:style-name="WWNum4">
        <text:list-item>
          <text:p text:style-name="P5"><text:span text:style-name="T3">Describe if your company is in a balance financial situation and justify it. To do this, you will have to find the working capital.</text:span></text:p>
        </text:list-item>
      </text:list>
      <text:p text:style-name="P17"><text:span text:style-name="T3">WORKING CAPITAL = CURRENT ASSETS - CURRENT LIABILITIES</text:span></text:p>
      <text:p text:style-name="P18"><text:span text:style-name="T3">Analyse and interpret your result.</text:span></text:p>
      <text:p text:style-name="P21"><text:span text:style-name="T3">Working Capital = 100,000 – 20,000 = 80,000 €</text:span></text:p>
      <text:p text:style-name="P22"><text:span text:style-name="T8">Our company is in an ordinary financial situation because the working capital is positive, which means that it has enough short-term funds to cover its immediate expenses.</text:span></text:p>
      <text:list xml:id="list204801149458607" text:continue-numbering="true" text:style-name="WWNum4">
        <text:list-item>
          <text:p text:style-name="P5"><text:span text:style-name="T3">Identify the main expenses and income of your company, distinguishing those of the operating activities and the financial ones.</text:span></text:p>
        </text:list-item>
      </text:list>
      <text:p text:style-name="P12">Operating activities are the ones that refer to day to day activities, so main <text:span text:style-name="T9">expenses</text:span> could be <text:span text:style-name="T9">maintenance expenses, </text:span><text:span text:style-name="T10">marketing expenses,</text:span> <text:span text:style-name="T9">employee salaries...</text:span> and main income could be <text:span text:style-name="T9">sales of services and production costs.</text:span></text:p>
      <text:p text:style-name="P13">Financial activities are related to the company’s financing and investment decisions, so main expenses could be <text:span text:style-name="T10">paying off debt, managing cash flows and making investments; and main income could be raising capital.</text:span></text:p>
      <text:list xml:id="list204802634800565" text:continue-list="list204801796011522" text:style-name="WWNum3">
        <text:list-item>
          <text:p text:style-name="P1"><text:span text:style-name="T2">Funding</text:span></text:p>
        </text:list-item>
      </text:list>
      <text:p text:style-name="Standard"><text:span text:style-name="T3">Describe how you finance the activity of your company: contributions from partners, bank loans, credit applications….</text:span></text:p>
      <text:p text:style-name="P14">The activity of our company is mainly financed by the contributions of the state who wants to maintain the city repaired an with a good quality of facilities; we could also seek a loan from a bank in order to make some demostrations of our service and insure the company growth. We could also give visibility to other companies of maintaining and repairment and earn money from this task. Finally we could receive <text:span text:style-name="T11">money from grants from foundations or goverment agencies that suport our mission.</text:span></text:p>
      <text:list xml:id="list204801444805600" text:continue-numbering="true" text:style-name="WWNum3">
        <text:list-item>
          <text:p text:style-name="P2"><text:span text:style-name="T2">Company commercial documents</text:span></text:p>
        </text:list-item>
      </text:list>
      <text:p text:style-name="Standard"><text:span text:style-name="T3">Fulfill an invoice example following the attached template with your company data</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Carlos Jose Riquelme</meta:initial-creator>
    <meta:editing-cycles>4</meta:editing-cycles>
    <meta:creation-date>2021-02-23T07:28:00</meta:creation-date>
    <dc:date>2023-02-24T20:48:00.943000000</dc:date>
    <meta:editing-duration>PT46M5S</meta:editing-duration>
    <meta:generator>LibreOffice/7.2.5.2$Windows_X86_64 LibreOffice_project/499f9727c189e6ef3471021d6132d4c694f357e5</meta:generator>
    <meta:document-statistic meta:table-count="1" meta:image-count="0" meta:object-count="0" meta:page-count="2" meta:paragraph-count="44" meta:word-count="576" meta:character-count="3437" meta:non-whitespace-character-count="2899"/>
    <meta:user-defined meta:name="AppVersion">16.0000</meta:user-defined>
    <meta:template xlink:type="simple" xlink:actuate="onRequest" xlink:title="Normal" xlink:href=""/>
  </office:meta>
</office:document-meta>
</file>